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>
      <style:paragraph-properties fo:margin-top="0.0791in" fo:margin-bottom="0.0791in" loext:contextual-spacing="false"/>
      <style:text-properties officeooo:rsid="00229453" officeooo:paragraph-rsid="00229453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229453" officeooo:paragraph-rsid="0020936b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2376bf" officeooo:paragraph-rsid="00253a71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229453" officeooo:paragraph-rsid="00229453"/>
    </style:style>
    <style:style style:name="P6" style:family="paragraph" style:parent-style-name="Standard" style:list-style-name="L1">
      <style:paragraph-properties fo:margin-top="0.0791in" fo:margin-bottom="0.0791in" loext:contextual-spacing="false"/>
      <style:text-properties officeooo:rsid="0020936b" officeooo:paragraph-rsid="00229453"/>
    </style:style>
    <style:style style:name="P7" style:family="paragraph" style:parent-style-name="Standard" style:list-style-name="L2">
      <style:paragraph-properties fo:margin-top="0.0791in" fo:margin-bottom="0.0791in" loext:contextual-spacing="false"/>
      <style:text-properties officeooo:rsid="0020936b" officeooo:paragraph-rsid="0020936b"/>
    </style:style>
    <style:style style:name="P8" style:family="paragraph" style:parent-style-name="Standard" style:list-style-name="L2">
      <style:paragraph-properties fo:margin-top="0.0791in" fo:margin-bottom="0.0791in" loext:contextual-spacing="false"/>
      <style:text-properties officeooo:rsid="001fcc85" officeooo:paragraph-rsid="001fcc85"/>
    </style:style>
    <style:style style:name="P9" style:family="paragraph" style:parent-style-name="Standard" style:list-style-name="L2">
      <style:paragraph-properties fo:margin-top="0.0791in" fo:margin-bottom="0.0791in" loext:contextual-spacing="false"/>
      <style:text-properties officeooo:rsid="0011c86a" officeooo:paragraph-rsid="0011c86a"/>
    </style:style>
    <style:style style:name="P10" style:family="paragraph" style:parent-style-name="Standard" style:list-style-name="L2">
      <style:paragraph-properties fo:margin-top="0.0791in" fo:margin-bottom="0.0791in" loext:contextual-spacing="false"/>
      <style:text-properties officeooo:rsid="001b3a08" officeooo:paragraph-rsid="001b3a08"/>
    </style:style>
    <style:style style:name="P11" style:family="paragraph" style:parent-style-name="Standard" style:list-style-name="L2">
      <style:paragraph-properties fo:margin-top="0.0791in" fo:margin-bottom="0.0791in" loext:contextual-spacing="false"/>
      <style:text-properties officeooo:rsid="00214bab" officeooo:paragraph-rsid="00214bab"/>
    </style:style>
    <style:style style:name="P12" style:family="paragraph" style:parent-style-name="Standard" style:list-style-name="L2">
      <style:paragraph-properties fo:margin-top="0.0791in" fo:margin-bottom="0.0791in" loext:contextual-spacing="false"/>
      <style:text-properties officeooo:rsid="001c4ed6" officeooo:paragraph-rsid="001c4ed6"/>
    </style:style>
    <style:style style:name="P13" style:family="paragraph" style:parent-style-name="Standard" style:list-style-name="L2">
      <style:paragraph-properties fo:margin-top="0.0791in" fo:margin-bottom="0.0791in" loext:contextual-spacing="false"/>
      <style:text-properties officeooo:rsid="001e1694" officeooo:paragraph-rsid="001e1694"/>
    </style:style>
    <style:style style:name="P14" style:family="paragraph" style:parent-style-name="Standard" style:list-style-name="L1">
      <style:paragraph-properties fo:margin-top="0.0791in" fo:margin-bottom="0.0791in" loext:contextual-spacing="false"/>
      <style:text-properties officeooo:rsid="00250c40" officeooo:paragraph-rsid="00250c40"/>
    </style:style>
    <style:style style:name="P15" style:family="paragraph" style:parent-style-name="Standard" style:list-style-name="L1">
      <style:paragraph-properties fo:margin-top="0.0791in" fo:margin-bottom="0.0791in" loext:contextual-spacing="false"/>
      <style:text-properties officeooo:rsid="00253a71" officeooo:paragraph-rsid="00253a71"/>
    </style:style>
    <style:style style:name="T1" style:family="text">
      <style:text-properties officeooo:rsid="00241c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p text:style-name="P3"/>
      <text:list xml:id="list3293260980" text:style-name="L1">
        <text:list-item>
          <text:p text:style-name="P4">Add date edit in edit modal</text:p>
        </text:list-item>
        <text:list-item>
          <text:p text:style-name="P15">Add Logo edit </text:p>
        </text:list-item>
        <text:list-item>
          <text:p text:style-name="P5">Card img fix</text:p>
        </text:list-item>
        <text:list-item>
          <text:p text:style-name="P5">Past events filter, card and Modal badge</text:p>
        </text:list-item>
        <text:list-item>
          <text:p text:style-name="P6">Take IG, FB, X, Whp data in the registration</text:p>
        </text:list-item>
        <text:list-item>
          <text:p text:style-name="P5">Set some real examples <text:span text:style-name="T1">(delete events subcollection)</text:span></text:p>
        </text:list-item>
        <text:list-item>
          <text:p text:style-name="P14">Bug on venue main title without bg img</text:p>
        </text:list-item>
      </text:list>
      <text:p text:style-name="P2"/>
      <text:p text:style-name="P2">Backlog</text:p>
      <text:list xml:id="list150743037" text:style-name="L2">
        <text:list-item>
          <text:p text:style-name="P8">Tell them about the active = true, to deactivate manually when necessary</text:p>
        </text:list-item>
        <text:list-item>
          <text:p text:style-name="P9">See the dark/light theme toggle (already navbar button set)</text:p>
        </text:list-item>
        <text:list-item>
          <text:p text:style-name="P9">Check the usage and test the Skeleton.tsx for placeholders, for cards</text:p>
        </text:list-item>
        <text:list-item>
          <text:p text:style-name="P10">Loading.js</text:p>
        </text:list-item>
        <text:list-item>
          <text:p text:style-name="P11">Error.js</text:p>
        </text:list-item>
        <text:list-item>
          <text:p text:style-name="P12">Fetch amenities from Firebase</text:p>
        </text:list-item>
        <text:list-item>
          <text:p text:style-name="P13">Fetch filter options on events page from Firebase</text:p>
        </text:list-item>
        <text:list-item>
          <text:p text:style-name="P7">Center the Map based on location</text:p>
        </text:list-item>
        <text:list-item>
          <text:p text:style-name="P7">Filters: Closest in date and closest in distance</text:p>
        </text:list-item>
        <text:list-item>
          <text:p text:style-name="P7">Dashboard for admi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4-03T17:50:47.767652767</dc:date>
    <meta:editing-duration>PT15H23M30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26" meta:character-count="666" meta:non-whitespace-character-count="575"/>
  </office:meta>
</office:document-meta>
</file>